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P4" style:family="paragraph" style:parent-style-name="Standard">
      <style:text-properties fo:color="#ce9178" style:font-name="Droid Sans Mono" fo:font-size="10.5pt" fo:font-weight="normal" officeooo:rsid="0017e335" officeooo:paragraph-rsid="0017e335" fo:background-color="#1e1e1e"/>
    </style:style>
    <style:style style:name="P5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81a2" fo:background-color="#1e1e1e"/>
    </style:style>
    <style:style style:name="P7" style:family="paragraph" style:parent-style-name="Standard">
      <style:text-properties officeooo:rsid="0017e335" officeooo:paragraph-rsid="0017e335"/>
    </style:style>
    <style:style style:name="P8" style:family="paragraph" style:parent-style-name="Standard">
      <style:text-properties officeooo:rsid="0021ac61" officeooo:paragraph-rsid="0021ac61"/>
    </style:style>
    <style:style style:name="P9" style:family="paragraph" style:parent-style-name="Standard">
      <style:text-properties officeooo:rsid="0021ac61" officeooo:paragraph-rsid="00220263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21ac61" officeooo:paragraph-rsid="00220263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28c390" officeooo:paragraph-rsid="0028c390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246bc7" officeooo:paragraph-rsid="00246bc7" fo:background-color="#1e1e1e"/>
    </style:style>
    <style:style style:name="P14" style:family="paragraph" style:parent-style-name="Standard">
      <style:text-properties fo:color="#d4d4d4" style:font-name="Droid Sans Mono" fo:font-size="10.5pt" fo:font-weight="normal" officeooo:rsid="0038a32e" officeooo:paragraph-rsid="0038a32e" fo:background-color="#1e1e1e"/>
    </style:style>
    <style:style style:name="P15" style:family="paragraph" style:parent-style-name="Standard">
      <style:text-properties fo:color="#6a9955" style:font-name="Droid Sans Mono" fo:font-size="10.5pt" fo:font-weight="normal" officeooo:rsid="0021ac61" officeooo:paragraph-rsid="0021ac61" fo:background-color="#1e1e1e"/>
    </style:style>
    <style:style style:name="P16" style:family="paragraph" style:parent-style-name="Standard">
      <style:text-properties officeooo:rsid="0023c261" officeooo:paragraph-rsid="00220263"/>
    </style:style>
    <style:style style:name="P17" style:family="paragraph" style:parent-style-name="Standard">
      <style:text-properties officeooo:rsid="00246bc7" officeooo:paragraph-rsid="00246bc7"/>
    </style:style>
    <style:style style:name="P18" style:family="paragraph" style:parent-style-name="Standard">
      <style:text-properties officeooo:rsid="002808fb" officeooo:paragraph-rsid="002808fb"/>
    </style:style>
    <style:style style:name="P19" style:family="paragraph" style:parent-style-name="Standard">
      <style:text-properties officeooo:rsid="0028c390" officeooo:paragraph-rsid="0028c390"/>
    </style:style>
    <style:style style:name="P20" style:family="paragraph" style:parent-style-name="Standard">
      <style:text-properties officeooo:rsid="003265ee" officeooo:paragraph-rsid="003265ee"/>
    </style:style>
    <style:style style:name="P21" style:family="paragraph" style:parent-style-name="Standard">
      <style:text-properties officeooo:rsid="0038a32e" officeooo:paragraph-rsid="0038a32e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8c390" officeooo:paragraph-rsid="0028c390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  <style:style style:name="T7" style:family="text">
      <style:text-properties officeooo:rsid="0021bb59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officeooo:rsid="0023c261"/>
    </style:style>
    <style:style style:name="T14" style:family="text">
      <style:text-properties officeooo:rsid="00262121"/>
    </style:style>
    <style:style style:name="T15" style:family="text">
      <style:text-properties officeooo:rsid="00304875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officeooo:rsid="0036e9e8"/>
    </style:style>
    <style:style style:name="T18" style:family="text">
      <style:text-properties fo:color="#d7ba7d"/>
    </style:style>
    <style:style style:name="T19" style:family="text">
      <style:text-properties officeooo:rsid="002808fb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3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4">xhr.onreadystatechange = function () {</text:p>
      <text:p text:style-name="P5"><text:tab/>if (xhr.readyState == XMLHttpRequest.DONE &amp;&amp; xhr.status == 200) {</text:p>
      <text:p text:style-name="P2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6"><text:tab/>}</text:p>
      <text:p text:style-name="P6">};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</text:span></text:p>
      <text:p text:style-name="P1"/>
      <text:p text:style-name="P8">구상은 다음과 같다.</text:p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  <text:p text:style-name="P8">문제가 발생했다. </text:p>
      <text:p text:style-name="P8"/>
      <text:p text:style-name="P8"><text:soft-page-break/>데이터베이스에서 ResearcherExpScore 를 filter로 쿼리하고, 그 리스트의 길이가 0이라면 해당 유저는 이 실험을 수행하지 않은 것이고 그렇지 않다면 수행한 것이다. 이건 아주 간단하다.</text:p>
      <text:p text:style-name="P8"/>
      <text:p text:style-name="P8">그런데, 장고 템플릿 언어 (참 말썽이다) 에서 이것을 확인하는 것이 힘들다. 예를 들어 위와 같은 과정을 거친 뒤 done 리스트를 만들었다고 하자. Exp1 exp2 exp3 가 존재하고 done = [True, False, False] 인 것이다. 이 때 파이썬을 사용하면</text:p>
      <text:p text:style-name="P8"/>
      <text:p text:style-name="P8">for idx, exp in enumerate(experiments):</text:p>
      <text:p text:style-name="P8"><text:tab/>print(done[idx])</text:p>
      <text:p text:style-name="P8"><text:tab/>print(exp)</text:p>
      <text:p text:style-name="P8"/>
      <text:p text:style-name="P8">위처럼 구현할 수 있으나, 장고 템플릿 언어에서는 이것이 불가능해 보인다. (확실치는 않다.)</text:p>
      <text:p text:style-name="P8"/>
      <text:p text:style-name="P8">내가 이 문제를 해결한 방법은, “뷰에서 따로 클래스를 만들고 이것이 experiment 와 done 필드를 가지도록 한다. 그들의 리스트를 만들어 템플릿에 전달”한 것이다. 이 방법이 최적일지는 의문이다. 다른 방법으로는 <text:span text:style-name="T7">ResearcherExpScore 에 is_done 필드를 추가할까 생각해 보기도 했으나 여러 피험자가 같은 실험을 동시에 실행할 경우 Race Condition이 발생할 수도 있기에 좋은 설계가 아니라 판단했다.</text:span></text:p>
      <text:p text:style-name="P8"/>
      <text:p text:style-name="P8">코드:</text:p>
      <text:p text:style-name="P15"># add booleans (T/F) denote that each project is done by this user.</text:p>
      <text:p text:style-name="P2">done = []</text:p>
      <text:p text:style-name="P2"><text:span text:style-name="T2">class</text:span> <text:span text:style-name="T8">exp</text:span>:</text:p>
      <text:p text:style-name="P2"><text:span text:style-name="T2"><text:tab/>def</text:span> <text:span text:style-name="T9">__init__</text:span>(<text:span text:style-name="T10">self</text:span>, <text:span text:style-name="T10">experiment</text:span>, <text:span text:style-name="T10">user</text:span>):</text:p>
      <text:p text:style-name="P2"><text:tab/><text:tab/>scores = ResearcherExpScore.objects.filter(<text:span text:style-name="T10">exp</text:span>=experiment, <text:span text:style-name="T10">user</text:span>=user)</text:p>
      <text:p text:style-name="P2"><text:span text:style-name="T11"><text:tab/><text:tab/>if</text:span> <text:span text:style-name="T9">len</text:span>(scores) == <text:span text:style-name="T12">0</text:span>:</text:p>
      <text:p text:style-name="P2"><text:span text:style-name="T2"><text:tab/><text:tab/><text:tab/>self</text:span>.done = <text:span text:style-name="T2">False</text:span></text:p>
      <text:p text:style-name="P2"><text:span text:style-name="T11"><text:tab/><text:tab/>else</text:span>:</text:p>
      <text:p text:style-name="P2"><text:span text:style-name="T2"><text:tab/><text:tab/><text:tab/>self</text:span>.done = <text:span text:style-name="T2">True</text:span></text:p>
      <text:p text:style-name="P2"><text:span text:style-name="T2"><text:tab/><text:tab/>self</text:span>.experiment = experiment</text:p>
      <text:p text:style-name="P2">experiments = [exp(experiment, this_user) <text:span text:style-name="T11">for</text:span> experiment <text:span text:style-name="T2">in</text:span> experiments]</text:p>
      <text:p text:style-name="P8"/>
      <text:p text:style-name="P9">3. <text:span text:style-name="T5">점수(accuracy) - balloon의 경우 제외</text:span></text:p>
      <text:p text:style-name="P9">2번에서 해결한 방법을 그대로 확장하여 이 문제를 해결할 수 있다.</text:p>
      <text:p text:style-name="P9">아래의 한 줄만 추가하자.</text:p>
      <text:p text:style-name="P11"><text:span text:style-name="T2">self</text:span>.accuracy = scores[<text:span text:style-name="T12">0</text:span>].accuracy</text:p>
      <text:p text:style-name="P9"/>
      <text:p text:style-name="P9"><text:span text:style-name="T5">4. 몇 분 걸리는 지 (이건 descriptor로부터 받아야 됨 ‘balloon_exp:풍선 실험 입니다.:5’ 이런 식으로.)</text:span></text:p>
      <text:p text:style-name="P9">일단, <text:span text:style-name="T13">descriptor를 파싱하는 함수를 수정하여 위의 사항을 반영하도록 만들자.</text:span></text:p>
      <text:p text:style-name="P16"/>
      <text:p text:style-name="P16">그리고나서 descriptor 에 몇 분 걸리는지를 추가하자.</text:p>
      <text:p text:style-name="P16"/>
      <text:p text:style-name="P17">OK. <text:s/>쉽다.</text:p>
      <text:p text:style-name="P17"/>
      <text:p text:style-name="P17"><text:soft-page-break/>5. <text:span text:style-name="T16">Progress Bar 추가</text:span></text:p>
      <text:p text:style-name="P17">이건 아마도 <text:span text:style-name="T14">Bootstrap을 봐야 할 듯?</text:span></text:p>
      <text:p text:style-name="P17"><text:a xlink:type="simple" xlink:href="https://www.w3schools.com/bootstrap/bootstrap_progressbars.asp" text:style-name="Internet_20_link" text:visited-style-name="Visited_20_Internet_20_Link">https://www.w3schools.com/bootstrap/bootstrap_progressbars.asp</text:a></text:p>
      <text:p text:style-name="P20">역시 갓갓. 위의 링크를 보고 간단히 해결했다. 뷰에서는 다음과 같은 로직으로 퍼센트를 구했다.</text:p>
      <text:p text:style-name="P13">done = [exp.done <text:span text:style-name="T11">for</text:span> exp <text:span text:style-name="T2">in</text:span> experiments]</text:p>
      <text:p text:style-name="P2">done_true = [i <text:span text:style-name="T11">for</text:span> i <text:span text:style-name="T2">in</text:span> done <text:span text:style-name="T11">if</text:span> i]</text:p>
      <text:p text:style-name="P2"><text:span text:style-name="T11">try</text:span>:</text:p>
      <text:p text:style-name="P2"><text:tab/>done_percent = <text:span text:style-name="T8">int</text:span>(<text:span text:style-name="T9">len</text:span>(done_true)/<text:span text:style-name="T9">len</text:span>(done)*<text:span text:style-name="T12">100</text:span>)</text:p>
      <text:p text:style-name="P2"><text:span text:style-name="T11">except</text:span>:</text:p>
      <text:p text:style-name="P2"><text:tab/>done_percent = <text:span text:style-name="T12">0</text:span></text:p>
      <text:p text:style-name="P17"/>
      <text:p text:style-name="P17">6. <text:span text:style-name="T19">Background Image 커스터마이즈 기능</text:span></text:p>
      <text:p text:style-name="P18">css에 장고 템플릿 언어를 사용할 수가 있나? → 아 가능했던 걸로 기억함. </text:p>
      <text:p text:style-name="P19">Background-image: url(“/researcher~~~ </text:p>
      <text:p text:style-name="P19">이런 느낌?</text:p>
      <text:p text:style-name="P19"/>
      <text:p text:style-name="P19">로고를 추가한 것과 같은 로직으로, 프로젝트 폴더 (<text:span text:style-name="T17">descriptor.txt가 있는 곳) 에 bacground.jpg를 추가하면 되게 하자.</text:span></text:p>
      <text:p text:style-name="P19"/>
      <text:p text:style-name="P21">배경을 바둑판 배열처럼 하지 않고 꽉 차게 하는 CSS 는 다음의 링크를 참고하였다.</text:p>
      <text:p text:style-name="P21"><text:a xlink:type="simple" xlink:href="http://knulab.com/archives/1185" text:style-name="Internet_20_link" text:visited-style-name="Visited_20_Internet_20_Link">http://knulab.com/archives/1185</text:a></text:p>
      <text:p text:style-name="P21"/>
      <text:p text:style-name="P14"><text:span text:style-name="T18">body</text:span> {</text:p>
      <text:p text:style-name="P2"><text:span text:style-name="T10">background-image</text:span>: <text:span text:style-name="T9">url</text:span>(<text:span text:style-name="T4">"/upload_files/{{researcher_name}}/{{prj_name}}/background.jpg"</text:span>);</text:p>
      <text:p text:style-name="P2"><text:span text:style-name="T10">background-repeat</text:span>: <text:span text:style-name="T4">no-repeat</text:span>;</text:p>
      <text:p text:style-name="P2"><text:span text:style-name="T10">background-size</text:span>: <text:span text:style-name="T4">cover</text:span>;</text:p>
      <text:p text:style-name="P2">}</text:p>
      <text:p text:style-name="P21"/>
      <text:p text:style-name="P21">해결하였다.</text:p>
      <text:p text:style-name="P21"/>
      <text:p text:style-name="P19">7. ‘_’ → ‘ ‘</text:p>
      <text:p text:style-name="P19">언더바를 스페이스 바로 바꾸어서 보여준다. 이것도 2번으로 해결한 셈이다.</text:p>
      <text:p text:style-name="P12"><text:span text:style-name="T2">self</text:span>.exp_name = experiment.exp_name.replace(<text:span text:style-name="T4">'_'</text:span>, <text:span text:style-name="T4">' '</text:span>)</text:p>
      <text:p text:style-name="P19"/>
      <text:p text:style-name="P19">한 줄 추가로 해결.</text:p>
      <text:p text:style-name="P19"/>
      <text:p text:style-name="P19">+ <text:span text:style-name="T15">researcher/forms.py 에 UploadFileForm 에 help_text를 넣었다. 아주 간단하다.</text:span></text:p>
      <text:p text:style-name="P19"/>
      <text:p text:style-name="P22">오늘은 끝. 모두 해결.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6.0.3.2$Linux_X86_64 LibreOffice_project/00m0$Build-2</meta:generator>
    <dc:date>2018-08-29T04:24:33.195580692</dc:date>
    <meta:editing-duration>PT2H21M11S</meta:editing-duration>
    <meta:editing-cycles>35</meta:editing-cycles>
    <meta:document-statistic meta:table-count="0" meta:image-count="0" meta:object-count="0" meta:page-count="3" meta:paragraph-count="80" meta:word-count="1287" meta:character-count="3370" meta:non-whitespace-character-count="2830"/>
  </office:meta>
</office:document-meta>
</file>